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6.5576in" table:align="left"/>
    </style:style>
    <style:style style:name="Table1.A" style:family="table-column">
      <style:table-column-properties style:column-width="2.5264in"/>
    </style:style>
    <style:style style:name="Table1.B" style:family="table-column">
      <style:table-column-properties style:column-width="4.031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Preformatted_20_Text" style:list-style-name="L1">
      <style:paragraph-properties fo:margin-top="0in" fo:margin-bottom="0.1965in" style:contextual-spacing="false"/>
    </style:style>
    <style:style style:name="P3" style:family="paragraph" style:parent-style-name="Preformatted_20_Text">
      <style:paragraph-properties fo:margin-top="0in" fo:margin-bottom="0.1965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จาก error ที่คุณเจอระหว่าง <text:span text:style-name="Source_20_Text">ng serve</text:span> เกิดจาก <text:span text:style-name="Strong_20_Emphasis">เวอร์ชันของ TypeScript ไม่ตรงกับที่ Angular ต้องการ</text:span> รวมถึง <text:span text:style-name="Strong_20_Emphasis">ปัญหา build system ที่ล้าสมัยจาก </text:span><text:span text:style-name="Strong_20_Emphasis"><text:span text:style-name="Source_20_Text">ngx-admin</text:span></text:span><text:span text:style-name="Strong_20_Emphasis"> เดิม</text:span> ซึ่งปัจจุบันใช้ Angular 15 และไม่รองรับ Angular CLI ใหม่ ๆ เต็มรูปแบบ</text:p>
      <text:p text:style-name="Horizontal_20_Line"/>
      <text:h text:style-name="Heading_20_3" text:outline-level="3">❌ ปัญหาหลักที่พบ:</text:h>
      <text:list text:style-name="L1">
        <text:list-item>
          <text:p text:style-name="P1">❗ <text:span text:style-name="Strong_20_Emphasis">TypeScript version ไม่ตรง</text:span></text:p>
          <text:p text:style-name="P2"><text:span text:style-name="Source_20_Text">Angular Compiler requires TypeScript &gt;=5.2.0 and &lt;5.5.0 but 5.1.6 was found instead.</text:span></text:p>
        </text:list-item>
        <text:list-item>
          <text:p text:style-name="P1">❗ <text:span text:style-name="Strong_20_Emphasis">Webpack plugin ของ Angular ยังไม่ถูก initialize</text:span></text:p>
          <text:p text:style-name="P2"><text:span text:style-name="Source_20_Text">Emit attempted before Angular Webpack plugin initialization.</text:span></text:p>
        </text:list-item>
      </text:list>
      <text:p text:style-name="Horizontal_20_Line"/>
      <text:h text:style-name="Heading_20_2" text:outline-level="2">✅ แนวทางแก้ไข</text:h>
      <text:h text:style-name="Heading_20_3" text:outline-level="3">✅ 1. อัปเกรด TypeScript ให้ถูกเวอร์ชัน</text:h>
      <text:p text:style-name="Text_20_body">เปิดไฟล์ <text:span text:style-name="Source_20_Text">package.json</text:span> แล้วแก้:</text:p>
      <text:p text:style-name="P3"><text:span text:style-name="Source_20_Text">"typescript": "~5.1.6"</text:span></text:p>
      <text:p text:style-name="Text_20_body">เป็น:</text:p>
      <text:p text:style-name="P3"><text:span text:style-name="Source_20_Text">"typescript": "~5.3.3"</text:span></text:p>
      <text:p text:style-name="Quotations">✅ Angular 17 ต้องใช้ TypeScript <text:span text:style-name="Source_20_Text">&gt;=5.2.0 &lt;5.5.0</text:span><text:line-break/>🧼 ปลอดภัยที่สุดตอนนี้คือ <text:span text:style-name="Source_20_Text">5.3.3</text:span></text:p>
      <text:p text:style-name="Horizontal_20_Line"/>
      <text:h text:style-name="Heading_20_3" text:outline-level="3">✅ 2. ติดตั้งใหม่หลังแก้ package.json</text:h>
      <text:p text:style-name="Text_20_body">หลังแก้เวอร์ชัน TypeScript แล้ว ให้รัน:</text:p>
      <text:p text:style-name="Preformatted_20_Text"><text:span text:style-name="Source_20_Text">rm -rf node_modules package-lock.json</text:span></text:p>
      <text:p text:style-name="P3"><text:span text:style-name="Source_20_Text">npm install --legacy-peer-deps</text:span></text:p>
      <text:p text:style-name="Horizontal_20_Line"/>
      <text:h text:style-name="Heading_20_3" text:outline-level="3">✅ 3. ลบ <text:span text:style-name="Source_20_Text">"postinstall": "ngcc ..."</text:span> ออกจาก <text:span text:style-name="Source_20_Text">package.json</text:span></text:h>
      <text:p text:style-name="Text_20_body">Angular 16+ ไม่ใช้ <text:span text:style-name="Source_20_Text">ngcc</text:span> แล้ว และจะ error ใน Angular 17</text:p>
      <text:p text:style-name="Horizontal_20_Line"/>
      <text:h text:style-name="Heading_20_3" text:outline-level="3"><text:soft-page-break/>✅ 4. เพิ่ม <text:span text:style-name="Source_20_Text">"buildTarget"</text:span> แทน <text:span text:style-name="Source_20_Text">"browserTarget"</text:span> ถ้าคุณใช้ custom commands</text:h>
      <text:p text:style-name="Text_20_body">ตัวอย่างเช่นใน <text:span text:style-name="Source_20_Text">angular.json</text:span> หรือใน custom script command ถ้ามีคำว่า <text:span text:style-name="Source_20_Text">"browserTarget": ...</text:span> ให้เปลี่ยนเป็น <text:span text:style-name="Source_20_Text">"buildTarget": ...</text:span></text:p>
      <text:p text:style-name="Horizontal_20_Line"/>
      <text:h text:style-name="Heading_20_2" text:outline-level="2">📌 สรุปสิ่งที่ต้องทำ: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สิ่งที่ต้องทำ</text:p>
            </table:table-cell>
            <table:table-cell table:style-name="Table1.A1" office:value-type="string">
              <text:p text:style-name="Table_20_Heading">รายละเอียด</text:p>
            </table:table-cell>
          </table:table-row>
        </table:table-header-rows>
        <table:table-row>
          <table:table-cell table:style-name="Table1.A1" office:value-type="string">
            <text:p text:style-name="Table_20_Contents">✅ แก้ <text:span text:style-name="Source_20_Text">typescript</text:span> เป็น <text:span text:style-name="Source_20_Text">~5.3.3</text:span></text:p>
          </table:table-cell>
          <table:table-cell table:style-name="Table1.A1" office:value-type="string">
            <text:p text:style-name="Table_20_Contents">Angular 17 รองรับ TypeScript ระหว่าง <text:span text:style-name="Source_20_Text">5.2 - 5.4</text:span></text:p>
          </table:table-cell>
        </table:table-row>
        <table:table-row>
          <table:table-cell table:style-name="Table1.A1" office:value-type="string">
            <text:p text:style-name="Table_20_Contents">✅ ลบ <text:span text:style-name="Source_20_Text">postinstall</text:span> ngcc</text:p>
          </table:table-cell>
          <table:table-cell table:style-name="Table1.A1" office:value-type="string">
            <text:p text:style-name="Table_20_Contents">ไม่จำเป็นอีกแล้ว และจะ error ใน Angular 17</text:p>
          </table:table-cell>
        </table:table-row>
        <table:table-row>
          <table:table-cell table:style-name="Table1.A1" office:value-type="string">
            <text:p text:style-name="Table_20_Contents">✅ รัน <text:span text:style-name="Source_20_Text">npm install</text:span> ใหม่</text:p>
          </table:table-cell>
          <table:table-cell table:style-name="Table1.A1" office:value-type="string">
            <text:p text:style-name="Table_20_Contents">พร้อม <text:span text:style-name="Source_20_Text">--legacy-peer-deps</text:span> เพื่อแก้ conflict</text:p>
          </table:table-cell>
        </table:table-row>
        <table:table-row>
          <table:table-cell table:style-name="Table1.A1" office:value-type="string">
            <text:p text:style-name="Table_20_Contents">✅ ตรวจคำสั่ง <text:span text:style-name="Source_20_Text">ng serve</text:span></text:p>
          </table:table-cell>
          <table:table-cell table:style-name="Table1.A1" office:value-type="string">
            <text:p text:style-name="Table_20_Contents">ใช้ <text:span text:style-name="Source_20_Text">buildTarget</text:span> แทน <text:span text:style-name="Source_20_Text">browserTarget</text:span> (ถ้ามี custom)</text:p>
          </table:table-cell>
        </table:table-row>
      </table:table>
      <text:p text:style-name="Horizontal_20_Line"/>
      <text:p text:style-name="Text_20_body">หากคุณต้องการให้ผมช่วย <text:span text:style-name="Strong_20_Emphasis">clean ไฟล์ </text:span><text:span text:style-name="Strong_20_Emphasis"><text:span text:style-name="Source_20_Text">package.json</text:span></text:span><text:span text:style-name="Strong_20_Emphasis"> และ </text:span><text:span text:style-name="Strong_20_Emphasis"><text:span text:style-name="Source_20_Text">angular.json</text:span></text:span><text:span text:style-name="Strong_20_Emphasis"> ให้รองรับ Angular 17 เต็มรูปแบบ</text:span> โดยอัตโนมัติ บอกผมได้เลยครับ – ผมจะจัดให้แบบ copy-paste ใช้งานได้ทันที 😊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9T00:16:36.447365300</meta:creation-date>
    <dc:date>2025-06-19T00:16:37.233767800</dc:date>
    <meta:editing-duration>P0D</meta:editing-duration>
    <meta:editing-cycles>1</meta:editing-cycles>
    <meta:document-statistic meta:table-count="1" meta:image-count="0" meta:object-count="0" meta:page-count="2" meta:paragraph-count="33" meta:word-count="592" meta:character-count="1444" meta:non-whitespace-character-count="1281"/>
    <meta:generator>LibreOffice/25.2.4.3$Windows_X86_64 LibreOffice_project/33e196637044ead23f5c3226cde09b47731f7e27</meta:generator>
  </office:meta>
</office:document-meta>
</file>